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fixed">
      <style:text-properties fo:font-weight="bold" officeooo:paragraph-rsid="00128b8b" style:font-weight-asian="bold" style:font-weight-complex="bold"/>
    </style:style>
    <style:style style:name="P25" style:family="paragraph" style:parent-style-name="Text_20_body_20_with_20_1st_20_line_20_indent">
      <style:text-properties fo:font-style="normal" officeooo:paragraph-rsid="00101d46" style:font-style-asian="normal" style:font-style-complex="normal"/>
    </style:style>
    <style:style style:name="P26" style:family="paragraph" style:parent-style-name="Text_20_body_20_with_20_1st_20_line_20_indent">
      <style:text-properties officeooo:paragraph-rsid="001097f5"/>
    </style:style>
    <style:style style:name="P27" style:family="paragraph" style:parent-style-name="Text_20_body_20_with_20_1st_20_line_20_indent">
      <style:text-properties officeooo:paragraph-rsid="00128b8b"/>
    </style:style>
    <style:style style:name="P28" style:family="paragraph" style:parent-style-name="Heading_20_1">
      <style:paragraph-properties fo:text-align="center" style:justify-single-word="false"/>
    </style:style>
    <style:style style:name="P29" style:family="paragraph" style:parent-style-name="Heading_20_2">
      <style:paragraph-properties fo:text-align="center" style:justify-single-word="false"/>
    </style:style>
    <style:style style:name="P30" style:family="paragraph" style:parent-style-name="Heading_20_2" style:list-style-name=""/>
    <style:style style:name="P31" style:family="paragraph" style:parent-style-name="Heading_20_2">
      <style:text-properties fo:font-style="italic" fo:font-weight="bold" style:font-style-asian="italic" style:font-weight-asian="bold" style:font-style-complex="italic" style:font-weight-complex="bold"/>
    </style:style>
    <style:style style:name="P32" style:family="paragraph" style:parent-style-name="Heading_20_2">
      <style:text-properties fo:font-weight="bold" style:font-weight-asian="bold" style:font-weight-complex="bold"/>
    </style:style>
    <style:style style:name="P33" style:family="paragraph" style:parent-style-name="Heading_20_2">
      <style:paragraph-properties fo:break-before="page"/>
    </style:style>
    <style:style style:name="P34" style:family="paragraph" style:parent-style-name="Heading_20_4">
      <style:text-properties fo:font-style="normal" style:font-style-asian="normal" style:font-style-complex="normal"/>
    </style:style>
    <style:style style:name="P35" style:family="paragraph" style:parent-style-name="Heading_20_3">
      <style:text-properties fo:font-style="normal" style:font-style-asian="normal" style:font-style-complex="normal"/>
    </style:style>
    <style:style style:name="P36"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b81d" style:font-style-asian="normal" style:font-style-complex="normal"/>
    </style:style>
    <style:style style:name="T7" style:family="text">
      <style:text-properties fo:font-style="normal" officeooo:rsid="00101d46" style:font-style-asian="normal" style:font-style-complex="normal"/>
    </style:style>
    <style:style style:name="T8" style:family="text">
      <style:text-properties fo:font-style="normal" officeooo:rsid="001097f5"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3f660"/>
    </style:style>
    <style:style style:name="T17" style:family="text">
      <style:text-properties officeooo:rsid="0004176b"/>
    </style:style>
    <style:style style:name="T18" style:family="text">
      <style:text-properties officeooo:rsid="00042f50"/>
    </style:style>
    <style:style style:name="T19" style:family="text">
      <style:text-properties officeooo:rsid="00065bf3"/>
    </style:style>
    <style:style style:name="T20" style:family="text">
      <style:text-properties officeooo:rsid="00088531"/>
    </style:style>
    <style:style style:name="T21" style:family="text">
      <style:text-properties officeooo:rsid="0008eb32"/>
    </style:style>
    <style:style style:name="T22" style:family="text">
      <style:text-properties officeooo:rsid="000a5e60"/>
    </style:style>
    <style:style style:name="T23" style:family="text">
      <style:text-properties officeooo:rsid="000bfa2a"/>
    </style:style>
    <style:style style:name="T24" style:family="text">
      <style:text-properties officeooo:rsid="000cb81d"/>
    </style:style>
    <style:style style:name="T25" style:family="text">
      <style:text-properties officeooo:rsid="000dce81"/>
    </style:style>
    <style:style style:name="T26" style:family="text">
      <style:text-properties officeooo:rsid="000e5d2d"/>
    </style:style>
    <style:style style:name="T27" style:family="text">
      <style:text-properties officeooo:rsid="00101d46"/>
    </style:style>
    <style:style style:name="T28" style:family="text">
      <style:text-properties officeooo:rsid="00128b8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he Deva Programming Language</text:h>
      <text:p text:style-name="P2">v.<text:span text:style-name="T18">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29"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he Deva Programming Language<text:tab/>1</text:p>
          <text:p text:style-name="P20">Summary<text:tab/>1</text:p>
          <text:p text:style-name="P20">1 Introduction<text:tab/>4</text:p>
          <text:p text:style-name="P20">2 Environment and Modules<text:tab/>4</text:p>
          <text:p text:style-name="P20">3 Types and Scopes<text:tab/>5</text:p>
          <text:p text:style-name="P21">3.1 The 'local' keyword<text:tab/>6</text:p>
          <text:p text:style-name="P21">3.2 'Built-in' functions<text:tab/>6</text:p>
          <text:p text:style-name="P20">4 Language Specification<text:tab/>7</text:p>
          <text:p text:style-name="P21">4.1 Lexical conventions<text:tab/>7</text:p>
          <text:p text:style-name="P21">4.2 Statements<text:tab/>7</text:p>
          <text:p text:style-name="P22">4.2.1 Compound statements<text:tab/>7</text:p>
          <text:p text:style-name="P22">4.2.2 Assignment statements<text:tab/>7</text:p>
          <text:p text:style-name="P22">4.2.3 Control structures<text:tab/>8</text:p>
          <text:p text:style-name="P22">4.2.4 Function calls as statements<text:tab/>8</text:p>
          <text:p text:style-name="P21">4.3 Expressions<text:tab/>8</text:p>
          <text:p text:style-name="P22">4.3.1 Basic expressions<text:tab/>8</text:p>
          <text:p text:style-name="P22">4.3.2 Arithmetic expressions<text:tab/>9</text:p>
          <text:p text:style-name="P22">4.3.3 Logical expressions<text:tab/>9</text:p>
          <text:p text:style-name="P22">4.3.4 Collection constructors<text:tab/>9</text:p>
          <text:p text:style-name="P22">4.3.5 Collection indexers<text:tab/>9</text:p>
          <text:p text:style-name="P23">4.3.5.1 Slice notation<text:tab/>10</text:p>
          <text:p text:style-name="P22">4.3.6 Function calls<text:tab/>10</text:p>
          <text:p text:style-name="P22">4.3.7 Instance constructors<text:tab/>10</text:p>
          <text:p text:style-name="P21">4.4 Function definitions<text:tab/>11</text:p>
          <text:p text:style-name="P21">4.5 Class definitions<text:tab/>11</text:p>
          <text:p text:style-name="P20">5 Classes and instances<text:tab/>12</text:p>
          <text:p text:style-name="P21">5.1 Basic structure<text:tab/>12</text:p>
          <text:p text:style-name="P21">5.2 Inheritance<text:tab/>12</text:p>
          <text:p text:style-name="P21">5.3 Construction and the 'new' method<text:tab/>12</text:p>
          <text:p text:style-name="P21">5.4 Destruction and the 'delete' method<text:tab/>13</text:p>
          <text:p text:style-name="P21">5.5 Methods and the 'self' parameter<text:tab/>13</text:p>
          <text:p text:style-name="P21">5.6 Special methods<text:tab/>13</text:p>
          <text:p text:style-name="P22">5.6.1 The 'enumeration interface'<text:tab/>13</text:p>
          <text:p text:style-name="P22">5.6.2 'repr' and 'str'<text:tab/>14</text:p>
          <text:p text:style-name="P20">6 Built-in functions, methods and modules<text:tab/>15</text:p>
          <text:p text:style-name="P21">6.1 Built-in functions<text:tab/>15</text:p>
          <text:p text:style-name="P21">6.2 Map built-in methods<text:tab/>18</text:p>
          <text:p text:style-name="P21">6.3 Vector built-in methods<text:tab/>19</text:p>
          <text:p text:style-name="P21">6.4 String built-in methods<text:tab/>22</text:p>
          <text:p text:style-name="P21">6.5 Built-in module bit<text:tab/>25</text:p>
          <text:p text:style-name="P21">6.6 Built-in module math<text:tab/>26</text:p>
          <text:p text:style-name="P21">6.7 Built-in module os<text:tab/>27</text:p>
          <text:p text:style-name="P21">6.8 Built-in module _re<text:tab/>29</text:p>
          <text:p text:style-name="P20">7 Provided modules<text:tab/>30</text:p>
          <text:p text:style-name="P21">7.1 Module re<text:tab/>31</text:p>
          <text:p text:style-name="P21"><text:soft-page-break/>7.2 Module glob<text:tab/>31</text:p>
          <text:p text:style-name="P20">8 Sample deva code<text:tab/>32</text:p>
          <text:p text:style-name="P21">8.1 bubble sort<text:tab/>32</text:p>
          <text:p text:style-name="P21">8.2 default parameters<text:tab/>33</text:p>
          <text:p text:style-name="P21">8.3 import<text:tab/>33</text:p>
          <text:p text:style-name="P21">8.4 eval – running code dynamically<text:tab/>34</text:p>
          <text:p text:style-name="P21">8.5 Classes, instances, constructors and inheritance<text:tab/>34</text:p>
          <text:p text:style-name="P21">8.6 Factorial examples<text:tab/>35</text:p>
          <text:p text:style-name="P20">9 Embedding deva<text:tab/>36</text:p>
        </text:index-body>
      </text:table-of-content>
      <text:h text:style-name="P30" text:outline-level="2"/>
      <text:h text:style-name="P33"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3">(eval() </text:span><text:span text:style-name="T25">and importmodule() </text:span><text:span text:style-name="T23">produce and return an “anonymous module”, which can be assigned to a variable so that objects defined in it can be accessed later, </text:span><text:span text:style-name="T25">while the import statement also produces the variable to hold the module</text:span><text:span text:style-name="T23">).</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3">Unlike</text:span><text:span text:style-name="T9">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text:span><text:soft-page-break/><text:span text:style-name="T5">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x = [0,1,2,3];</text:p>
      <text:p text:style-name="P14">foo( x );</text:p>
      <text:p text:style-name="P14"># the vector x now contains [1,2,3,100], as only the *parameter* in the </text:p>
      <text:p text:style-name="P14">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4">Inside of functions, variables should almost always be defined as 'local', since they could accidentally modify more global variables with the same name.</text:span><text:span text:style-name="T10">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2">not</text:span><text:span text:style-name="T14">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14">return</text:p>
      <text:p text:style-name="fixed"><text:span text:style-name="T5">return '</text:span><text:span text:style-name="T1">value'</text:span></text:p>
      <text:p text:style-name="P14">break</text:p>
      <text:p text:style-name="P14">continue</text:p>
      <text:p text:style-name="fixed"><text:span text:style-name="T5">import </text:span><text:span text:style-name="T1">'path'</text:span></text:p>
      <text:p text:style-name="P14"/>
      <text:h text:style-name="P34" text:outline-level="4">4.2.4 Function calls as statements</text:h>
      <text:p text:style-name="P6">Function call expressions like 'foo();' can stand alone as statements, as they have potential side effects. Any return value is lost.</text:p>
      <text:h text:style-name="P35" text:outline-level="3">4.3 Expressions</text:h>
      <text:h text:style-name="P34" text:outline-level="4">4.3.1 Basic expressions</text:h>
      <text:p text:style-name="P6">Basic expressions are:</text:p>
      <text:p text:style-name="P6"/>
      <text:p text:style-name="fixed"><text:span text:style-name="T5">( </text:span><text:span text:style-name="T1">'exp'</text:span><text:span text:style-name="T5"> )</text:span></text:p>
      <text:p text:style-name="P13">identifier</text:p>
      <text:p text:style-name="P13"><text:soft-page-break/>numerical constant</text:p>
      <text:p text:style-name="P13">boolean</text:p>
      <text:p text:style-name="P13">null</text:p>
      <text:p text:style-name="P13">string literal</text:p>
      <text:p text:style-name="P14"/>
      <text:h text:style-name="P34"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4" text:outline-level="4">4.3.3 Logical expressions</text:h>
      <text:p text:style-name="Text_20_body_20_with_20_1st_20_line_20_indent"><text:span text:style-name="T5">Deva accepts the </text:span><text:span text:style-name="T7">'&amp;' (eagerly evaluated 'and'), '|' (eagerly evaluated 'or'), </text:span><text:span text:style-name="T5">'&amp;&amp;' (</text:span><text:span text:style-name="T7">short-circuiting '</text:span><text:span text:style-name="T5">and</text:span><text:span text:style-name="T7">'</text:span><text:span text:style-name="T5">) and '||' (</text:span><text:span text:style-name="T7">short-circuiting '</text:span><text:span text:style-name="T5">or</text:span><text:span text:style-name="T7">'</text:span><text:span text:style-name="T5">) binary logical operators and the '!' (not) unary logical operator. Operands must be able to be evaluated to a boolean value (a null, number, string or boolean or expression evaluating to one of these).</text:span></text:p>
      <text:p text:style-name="P26"><text:span text:style-name="T8">Eagerly evaluated operations ensure both the left- and right-hand side operands are evaluated, while short-circuiting operations stop as soon as an operand meets the logical criteria.</text:span></text:p>
      <text:p text:style-name="P26"><text:span text:style-name="T8">Logical operands are evaluated have left-to-right.</text:span></text:p>
      <text:p text:style-name="P25"><text:span text:style-name="T27">Strings of zero-length evaluate to false, all others to true. 'null' evaluates to false. All non-zero numbers evaluate to true, while 0 (zero) evaluates to false.</text:span></text:p>
      <text:h text:style-name="P34" text:outline-level="4">4.3.4 Collection constructors</text:h>
      <text:p text:style-name="P6">Maps and vectors must be created before they are used, unlike simple value types. The syntax for this is:</text:p>
      <text:p text:style-name="P6"/>
      <text:p text:style-name="P14">[ 'items' ];</text:p>
      <text:p text:style-name="P13">'map-name'<text:span text:style-name="T5">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4" text:outline-level="4">4.3.5 Collection indexers</text:h>
      <text:p text:style-name="P6">Maps and vectors can be indexed using the '[]' operator. For instance: 'v[0]' returns the first element in the vector 'v' and 'm[“foo”]' returns the value in the map 'm' that is indexed by the key “foo”.</text:p>
      <text:p text:style-name="P6"><text:soft-page-break/>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1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5"> side of an assignment. (With strings this is not </text:span><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4" text:outline-level="4"><text:soft-page-break/>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4" text:outline-level="4">4.3.7 Instance constructors</text:h>
      <text:p text:style-name="P6">Instances of classes (commonly called “objects”) are created using the syntax:</text:p>
      <text:p text:style-name="P6"/>
      <text:p text:style-name="P13">'instance-name'<text:span text:style-name="T5"> = new </text:span>'class-name'<text:span text:style-name="T5"> ( </text:span>'parameter-list'<text:span text:style-name="T5"> )</text:span></text:p>
      <text:p text:style-name="P14"/>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5"> = </text:span>'value'</text:p>
      <text:p text:style-name="P13"/>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text:soft-page-break/></text:p>
      <text:p text:style-name="fixed"><text:span text:style-name="T5">class </text:span><text:span text:style-name="T1">'name'</text:span><text:span text:style-name="T5"> : </text:span><text:span text:style-name="T1">'parent-one'</text:span><text:span text:style-name="T5">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text:soft-page-break/>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text:soft-page-break/>[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oft-page-break/><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31"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26">The possible values are: <text:s/>"null", "boolean", "number", "string", "vector", "map", "function", "native function", "class", "object", "native object", "size/address", "symbol name", and "&lt;invalid&gt;".</text:span></text:p>
      <text:p text:style-name="P24"/>
      <text:p text:style-name="P24"><text:span text:style-name="T28">is_null</text:span>( obj )</text:p>
      <text:p text:style-name="P27"><text:soft-page-break/>Returns <text:span text:style-name="T28">true if 'obj' is null, false otherwise.</text:span></text:p>
      <text:p text:style-name="P24"/>
      <text:p text:style-name="P24"><text:span text:style-name="T28">is_boolean</text:span>( obj )</text:p>
      <text:p text:style-name="P27">Returns <text:span text:style-name="T28">true if 'obj' is a boolean, false otherwise.</text:span></text:p>
      <text:p text:style-name="P24"/>
      <text:p text:style-name="P24"><text:span text:style-name="T28">is_number</text:span>( obj )</text:p>
      <text:p text:style-name="P27">Returns <text:span text:style-name="T28">true if 'obj' is a number, false otherwise.</text:span></text:p>
      <text:p text:style-name="P24"/>
      <text:p text:style-name="P24"><text:span text:style-name="T28">is_string</text:span>( obj )</text:p>
      <text:p text:style-name="P27">Returns <text:span text:style-name="T28">true if 'obj' is a string, false otherwise.</text:span></text:p>
      <text:p text:style-name="P24"/>
      <text:p text:style-name="P24"><text:span text:style-name="T28">is_vector</text:span>( obj )</text:p>
      <text:p text:style-name="P27">Returns <text:span text:style-name="T28">true if 'obj' is a vector, false otherwise.</text:span></text:p>
      <text:p text:style-name="P24"/>
      <text:p text:style-name="P24"><text:span text:style-name="T28">is_map</text:span>( obj )</text:p>
      <text:p text:style-name="P27">Returns <text:span text:style-name="T28">true if 'obj' is a map, false otherwise. (Note: though classes and instances are represented by maps internally, and can be treated as maps, this function will return false if passed a class or instance). </text:span></text:p>
      <text:p text:style-name="P24"/>
      <text:p text:style-name="P24"><text:span text:style-name="T28">is_function</text:span>( obj )</text:p>
      <text:p text:style-name="P27">Returns <text:span text:style-name="T28">true if 'obj' is a function written in deva, false otherwise.</text:span></text:p>
      <text:p text:style-name="P24"/>
      <text:p text:style-name="P24"><text:span text:style-name="T28">is_native_function</text:span>( obj )</text:p>
      <text:p text:style-name="P27">Returns <text:span text:style-name="T28">true if 'obj' is a native (C/C++) function, false otherwise.</text:span></text:p>
      <text:p text:style-name="P24"/>
      <text:p text:style-name="P24"><text:span text:style-name="T28">is_class</text:span>( obj )</text:p>
      <text:p text:style-name="P27">Returns <text:span text:style-name="T28">true if 'obj' is a class object, false otherwise.</text:span></text:p>
      <text:p text:style-name="P24"/>
      <text:p text:style-name="P24"><text:span text:style-name="T28">is_instance</text:span>( obj )</text:p>
      <text:p text:style-name="P27">Returns <text:span text:style-name="T28">true if 'obj' is an instance of a class, false otherwise.</text:span></text:p>
      <text:p text:style-name="P24"/>
      <text:p text:style-name="P24"><text:span text:style-name="T28">is_native_obj</text:span>( obj )</text:p>
      <text:p text:style-name="P27">Returns <text:span text:style-name="T28">true if 'obj' is a native object, false otherwise.</text:span></text:p>
      <text:p text:style-name="P24"/>
      <text:p text:style-name="P24"><text:span text:style-name="T28">is_size</text:span>( obj )</text:p>
      <text:p text:style-name="P27">Returns <text:span text:style-name="T28">true if 'obj' is a size (address), false otherwise.</text:span></text:p>
      <text:p text:style-name="P24"/>
      <text:p text:style-name="P24"><text:span text:style-name="T28">is_symbol_name</text:span>( obj )</text:p>
      <text:p text:style-name="P27"><text:soft-page-break/>Returns <text:span text:style-name="T28">true if 'obj' is a symbol name, false otherwise.</text:span></text:p>
      <text:p text:style-name="P27"/>
      <text:p text:style-name="P15">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1">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stdin()</text:p>
      <text:p text:style-name="Text_20_body_20_with_20_1st_20_line_20_indent"><text:soft-page-break/>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writeline( file, line )</text:p>
      <text:p text:style-name="Text_20_body_20_with_20_1st_20_line_20_indent"><text:soft-page-break/>Write the string 'line' to the file associated with the given file handle.</text:p>
      <text:p text:style-name="Text_20_body_20_with_20_1st_20_line_20_indent"/>
      <text:p text:style-name="P15">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19">=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9">If 'end' is -1, the range starts at zero and ends at 'start'.</text:span></text:p>
      <text:p text:style-name="Text_20_body_20_with_20_1st_20_line_20_indent"/>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5">must</text:span> be checked after each function call if it is necessary to act on errors. Note this function does not cause an early return or any other side effects, it <text:span text:style-name="T15">only</text:span> sets the flag and data object.</text:p>
      <text:p text:style-name="Text_20_body_20_with_20_1st_20_line_20_indent"><text:soft-page-break/></text:p>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24">Like eval(), importmodule() returns the code module object. (The import statement creates a symbol name, while importmodule's return value must be assigned to a local to be used. e.g.: “local foo = importmodule ('foo');” is </text:span><text:span text:style-name="T2">roughly</text:span><text:span text:style-name="T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Returns the values of all the key-value pairs in the map, as a vector.</text:p>
      <text:p text:style-name="Text_20_body_20_with_20_1st_20_line_20_indent"/>
      <text:p text:style-name="P15">merge( other )</text:p>
      <text:p text:style-name="Text_20_body_20_with_20_1st_20_line_20_indent">Merges all the items in the map 'other' into this map.</text:p>
      <text:p text:style-name="Text_20_body_20_with_20_1st_20_line_20_indent"><text:soft-page-break/></text:p>
      <text:p text:style-name="P15">rewind()</text:p>
      <text:p text:style-name="Text_20_body_20_with_20_1st_20_line_20_indent">Rewinds the current position to the first element in the map. See section 5.6 on the 'enumeration interface'. </text:p>
      <text:p text:style-name="Text_20_body_20_with_20_1st_20_line_20_indent"/>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pop()</text:p>
      <text:p text:style-name="Text_20_body_20_with_20_1st_20_line_20_indent">Removes the last item from this vector.</text:p>
      <text:p text:style-name="Text_20_body_20_with_20_1st_20_line_20_indent"/>
      <text:p text:style-name="P15">insert( position, value )</text:p>
      <text:p text:style-name="Text_20_body_20_with_20_1st_20_line_20_indent"><text:soft-page-break/>Inserts the item 'value' into this vector at position 'position'.</text:p>
      <text:p text:style-name="Text_20_body_20_with_20_1st_20_line_20_indent"/>
      <text:p text:style-name="P15">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5">map( function, <text:span text:style-name="T17">obj = null</text:span> )</text:p>
      <text:p text:style-name="P10">Applies the single-parameter deva function 'function' to each element in the vector and returns a vector containing all the results (in the same order). <text:span text:style-name="T17">If t</text:span>he 'function' argument <text:span text:style-name="T17">is a method, the object on which the method is to be called ('self') must be passed in as the second argument (“obj”).</text:span></text:p>
      <text:p text:style-name="P15"/>
      <text:p text:style-name="P15">filter( function, <text:span text:style-name="T16">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7">If t</text:span>he 'function' argument <text:span text:style-name="T17">is a method, the object on which the method is to be called ('self') must be passed in as the second argument (“obj”).</text:span></text:p>
      <text:p text:style-name="P15"/>
      <text:p text:style-name="P15">reduce( function )</text:p>
      <text:p text:style-name="P10">Apply the two-parameter deva function 'function' cumulatively to the items of the vector, from left to <text:soft-page-break/>right, so as to reduce the vector to a single value. Returns that value. For example if 'add' is a function that returns the sum of its two parameters, then calling 'reduce( add )' on the vector containing [1, 2, 3, 4, 5] will calculate ((((1 + 2) + 3) + 4) + 5). <text:span text:style-name="T17">If t</text:span>he 'function' argument <text:span text:style-name="T17">is a method, the object on which the method is to be called ('self') must be passed in as the second argument (“obj”).</text:span></text:p>
      <text:p text:style-name="P7"/>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5"> guaranteed that 'function' will be called for every element in the vector.</text:span> </text:p>
      <text:p text:style-name="P9"><text:span text:style-name="T17">If t</text:span>he 'function' argument <text:span text:style-name="T17">is a method, the object on which the method is to be called ('self') must be </text:span><text:span text:style-name="T17">passed in as the second argument (“obj”).</text:span></text:p>
      <text:p text:style-name="P15"/>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5"> guaranteed that 'function' will be called for every </text:span><text:span text:style-name="T5">element in the vector.</text:span></text:p>
      <text:p text:style-name="P9"><text:span text:style-name="T17">If t</text:span>he 'function' argument <text:span text:style-name="T17">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position </text:span>'start'. <text:span text:style-name="T20">R</text:span>eturns its index if it is found or null if not. A <text:span text:style-name="T20">'length'</text:span> of negative one <text:span text:style-name="T20">indica</text:span>tes <text:span text:style-name="T20">a search for </text:span>the entire <text:span text:style-name="T20">sub</text:span>string.</text:p>
      <text:p text:style-name="Text_20_body_20_with_20_1st_20_line_20_indent"/>
      <text:p text:style-name="P15">r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start</text:span>', in reverse order. Returns its index if it is found or null if not.. A <text:span text:style-name="T20">'length'</text:span> of negative one <text:span text:style-name="T20">indicates a search for</text:span> the entire <text:span text:style-name="T20">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5">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Returns true if the string contains only alpha-numeric characters, false otherwise.</text:p>
      <text:p text:style-name="Text_20_body_20_with_20_1st_20_line_20_indent"><text:s/></text:p>
      <text:p text:style-name="P15">isalpha()</text:p>
      <text:p text:style-name="Text_20_body_20_with_20_1st_20_line_20_indent"><text:soft-page-break/>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
      <text:p text:style-name="P15"><text:soft-page-break/>cos( theta )</text:p>
      <text:p text:style-name="P15">sin( theta )</text:p>
      <text:p text:style-name="P15">tan( theta )</text:p>
      <text:p text:style-name="P15">acos( theta )</text:p>
      <text:p text:style-name="P15">asin( theta )</text:p>
      <text:p text:style-name="P15">atan( theta )</text:p>
      <text:p text:style-name="P15">cosh( theta )</text:p>
      <text:p text:style-name="P15">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
      <text:p text:style-name="P15"><text:soft-page-break/>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
      <text:p text:style-name="P15"><text:soft-page-break/>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3">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5">delete( regex )</text:p>
      <text:p text:style-name="Text_20_body_20_with_20_1st_20_line_20_indent">Deletes the regex object 'regex' and returns resources to the operating system. <text:span text:style-name="T1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Matches the regular expression for the entire string 'input'. Returns a vector of matches. See <text:soft-page-break/>'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replace( input, format )</text:p>
      <text:p text:style-name="P17">Returns the string resulting from replacing in the string 'input' using the format-string 'format'. See '_re.replace' for details.</text:p>
      <text:p text:style-name="P1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32" text:outline-level="2">8 Sample deva code</text:h>
      <text:h text:style-name="P36" text:outline-level="3">8.1 bubble sort</text:h>
      <text:p text:style-name="P16"/>
      <text:p text:style-name="P16"># bubble sort the vector 'a'</text:p>
      <text:p text:style-name="P16">def bubble_sort( a )</text:p>
      <text:p text:style-name="P16">{</text:p>
      <text:p text:style-name="P16"><text:tab/>local len = length( a );</text:p>
      <text:p text:style-name="P16"><text:tab/>local swap = true;</text:p>
      <text:p text:style-name="P16"><text:tab/>while( swap )</text:p>
      <text:p text:style-name="P16"><text:tab/>{</text:p>
      <text:p text:style-name="P16"><text:tab/><text:tab/>local swap = false;</text:p>
      <text:p text:style-name="P16"><text:tab/><text:tab/>local i = len-1;</text:p>
      <text:p text:style-name="P16"><text:tab/><text:tab/>while( i &gt;= 0 )</text:p>
      <text:p text:style-name="P16"><text:tab/><text:tab/>{</text:p>
      <text:p text:style-name="P16"><text:tab/><text:tab/><text:tab/>local j = 1;</text:p>
      <text:p text:style-name="P16"><text:tab/><text:tab/><text:tab/>while( j &lt;= i )</text:p>
      <text:p text:style-name="P16"><text:soft-page-break/><text:tab/><text:tab/><text:tab/>{</text:p>
      <text:p text:style-name="P16"><text:tab/><text:tab/><text:tab/><text:tab/>if( a[j-1] &gt; a[j] )</text:p>
      <text:p text:style-name="P16"><text:tab/><text:tab/><text:tab/><text:tab/>{</text:p>
      <text:p text:style-name="P16"><text:tab/><text:tab/><text:tab/><text:tab/><text:tab/>temp = a[j-1];</text:p>
      <text:p text:style-name="P16"><text:tab/><text:tab/><text:tab/><text:tab/><text:tab/>a[j-1] = a[j];</text:p>
      <text:p text:style-name="P16"><text:tab/><text:tab/><text:tab/><text:tab/><text:tab/>a[j] = temp;</text:p>
      <text:p text:style-name="P16"><text:tab/><text:tab/><text:tab/><text:tab/><text:tab/>swap = true;</text:p>
      <text:p text:style-name="P16"><text:tab/><text:tab/><text:tab/><text:tab/>}</text:p>
      <text:p text:style-name="P16"><text:tab/><text:tab/><text:tab/><text:tab/>j = j + 1;</text:p>
      <text:p text:style-name="P16"><text:tab/><text:tab/><text:tab/>}</text:p>
      <text:p text:style-name="P16"><text:tab/><text:tab/><text:tab/>i = i - 1;</text:p>
      <text:p text:style-name="P16"><text:tab/><text:tab/>}</text:p>
      <text:p text:style-name="P16"><text:tab/>}</text:p>
      <text:p text:style-name="P16"><text:tab/>return a;</text:p>
      <text:p text:style-name="P16">}</text:p>
      <text:p text:style-name="P16"/>
      <text:p text:style-name="P16"># given a vector 'l', one could:</text:p>
      <text:p text:style-name="P16"># sort the array</text:p>
      <text:p text:style-name="P16">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22">local code = </text:span>eval( "def foo(){ print( \"foobar\" ); }" );</text:p>
      <text:p text:style-name="fixed"><text:soft-page-break/><text:span text:style-name="T22">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6T09:56:51</dc:date>
    <meta:editing-duration>PT387H47M10S</meta:editing-duration>
    <meta:editing-cycles>123</meta:editing-cycles>
    <meta:generator>OpenOffice.org/3.2$Unix OpenOffice.org_project/320m19$Build-9505</meta:generator>
    <meta:document-statistic meta:table-count="0" meta:image-count="0" meta:object-count="0" meta:page-count="38" meta:paragraph-count="811" meta:word-count="10239" meta:character-count="59221"/>
    <meta:user-defined meta:name="Info 1"/>
    <meta:user-defined meta:name="Info 2"/>
    <meta:user-defined meta:name="Info 3"/>
    <meta:user-defined meta:name="Info 4"/>
  </office:meta>
</office:document-meta>
</file>